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arial" fo:language="es" fo:country="AR" officeooo:rsid="001077a0" officeooo:paragraph-rsid="001077a0"/>
    </style:style>
    <style:style style:name="P2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1ebad" officeooo:paragraph-rsid="0011ebad"/>
    </style:style>
    <style:style style:name="P3" style:family="paragraph" style:parent-style-name="Standard" style:list-style-name="L1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1ebad" officeooo:paragraph-rsid="0011ebad"/>
    </style:style>
    <style:style style:name="P4" style:family="paragraph" style:parent-style-name="Standard" style:list-style-name="L1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33ac0" officeooo:paragraph-rsid="00133ac0"/>
    </style:style>
    <style:style style:name="P5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33ac0" officeooo:paragraph-rsid="00133ac0"/>
    </style:style>
    <style:style style:name="P6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35d2a" officeooo:paragraph-rsid="00135d2a"/>
    </style:style>
    <style:style style:name="P7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52d20" officeooo:paragraph-rsid="00135d2a"/>
    </style:style>
    <style:style style:name="P8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5d8fb" officeooo:paragraph-rsid="0015d8fb"/>
    </style:style>
    <style:style style:name="P9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69af1" officeooo:paragraph-rsid="00169af1"/>
    </style:style>
    <style:style style:name="P10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7cc48" officeooo:paragraph-rsid="0017cc48"/>
    </style:style>
    <style:style style:name="P11" style:family="paragraph" style:parent-style-name="Standard">
      <style:paragraph-properties>
        <style:tab-stops>
          <style:tab-stop style:position="5.6457in"/>
        </style:tab-stops>
      </style:paragraph-properties>
      <style:text-properties style:font-name="arial" fo:language="es" fo:country="AR" officeooo:rsid="0018fd81" officeooo:paragraph-rsid="0018fd81"/>
    </style:style>
    <style:style style:name="T1" style:family="text">
      <style:text-properties officeooo:rsid="00169af1"/>
    </style:style>
    <style:style style:name="T2" style:family="text">
      <style:text-properties officeooo:rsid="0017cc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TE:</text:p>
      <text:p text:style-name="P1"/>
      <text:p text:style-name="P1">1er parcial 9/5</text:p>
      <text:p text:style-name="P1">2º parcial 13/6</text:p>
      <text:p text:style-name="P1"/>
      <text:p text:style-name="P2">En una oficina trabajan 25 empleados, de los cuales se ingresa el nombre y el sueldo bruto.</text:p>
      <text:p text:style-name="P2">Incrementar en un 14% los sueldos menores a 75.000 pesos e informar:</text:p>
      <text:list text:style-name="L1">
        <text:list-item>
          <text:p text:style-name="P3">Nombre y nuevo sueldo de cada empleado</text:p>
        </text:list-item>
        <text:list-item>
          <text:p text:style-name="P3">La cantidad de empleados con sueldo inferior a 75.000 pesos</text:p>
        </text:list-item>
        <text:list-item>
          <text:p text:style-name="P4">El importe total de sueldos a abonar</text:p>
        </text:list-item>
      </text:list>
      <text:p text:style-name="P5"/>
      <text:p text:style-name="P5"/>
      <text:p text:style-name="P6">loop de 25 empleados</text:p>
      <text:p text:style-name="P6">si sueldo de empleado menor a 75k entonces sueldo+sueldo*0.14</text:p>
      <text:p text:style-name="P6">imprimir nombre del empleado y su sueldo nuevo</text:p>
      <text:p text:style-name="P6">imprimir al finalizar el loop la CANTIDAD de empleados (hacer una suma de cada uno)</text:p>
      <text:p text:style-name="P6">el importe total de todos los sueldos</text:p>
      <text:p text:style-name="P7"/>
      <text:p text:style-name="P10"/>
      <text:p text:style-name="P8">mientras contador menor que 25</text:p>
      <text:p text:style-name="P10">entrada nombre</text:p>
      <text:p text:style-name="P10">entrada sueldo</text:p>
      <text:p text:style-name="P8">contador = contador +1</text:p>
      <text:p text:style-name="P8">si sueldo menor a 75000</text:p>
      <text:p text:style-name="P9">cantEmp = cantEmp +1 </text:p>
      <text:p text:style-name="P8">sueldo = sueldo+sueldo*0.14</text:p>
      <text:p text:style-name="P8">imprimir <text:span text:style-name="T1">(</text:span>nombre, sueldo<text:span text:style-name="T1">)</text:span></text:p>
      <text:p text:style-name="P9">importe = importa + sueldo</text:p>
      <text:p text:style-name="P8"/>
      <text:p text:style-name="P9">finaliza mientras</text:p>
      <text:p text:style-name="P9"/>
      <text:p text:style-name="P9">imprimir cantEmp</text:p>
      <text:p text:style-name="P9">imprimir importe,<text:span text:style-name="T2">mb</text:span></text:p>
      <text:p text:style-name="P8"/>
      <text:p text:style-name="P8"/>
      <text:p text:style-name="P11">se ingresan 15 numeros enteros != 0, detectar el mayor y su orden de ingres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s" number:transliteration-country="AR">
      <number:number number:decimal-places="0" number:min-decimal-places="0" number:min-integer-digits="1"/>
    </number:number-style>
    <number:number-style style:name="N109" loext:transliteration-spellout="capitalize cardinal" number:transliteration-language="es" number:transliteration-country="AR">
      <number:number number:decimal-places="0" number:min-decimal-places="0" number:min-integer-digits="1"/>
    </number:number-style>
    <number:number-style style:name="N110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11" loext:transliteration-spellout="upper cardinal" number:transliteration-language="es" number:transliteration-country="AR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16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17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18" loext:transliteration-spellout="upper USD" number:transliteration-language="es" number:transliteration-country="AR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7:46:08.219731748</meta:creation-date>
    <meta:generator>LibreOffice/7.5.1.2$Linux_X86_64 LibreOffice_project/50$Build-2</meta:generator>
    <dc:date>2023-04-04T08:43:04.116644163</dc:date>
    <meta:editing-duration>PT56M53S</meta:editing-duration>
    <meta:editing-cycles>9</meta:editing-cycles>
    <meta:document-statistic meta:table-count="0" meta:image-count="0" meta:object-count="0" meta:page-count="1" meta:paragraph-count="26" meta:word-count="160" meta:character-count="913" meta:non-whitespace-character-count="781"/>
  </office:meta>
</office:document-meta>
</file>